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25in" fo:margin-left="1in" fo:margin-right="1in" fo:margin-top="0.1201in" fo:margin-bottom="0in" table:align="margins" style:may-break-between-rows="true" table:border-model="collapsing"/>
    </style:style>
    <style:style style:name="Table1.A" style:family="table-column">
      <style:table-column-properties style:column-width="2.4618in" style:rel-column-width="32762*"/>
    </style:style>
    <style:style style:name="Table1.B" style:family="table-column">
      <style:table-column-properties style:column-width="2.4632in" style:rel-column-width="327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10pt" officeooo:rsid="0010204a" officeooo:paragraph-rsid="0010204a" style:font-size-asian="10pt" style:font-size-complex="10pt"/>
    </style:style>
    <style:style style:name="P2" style:family="paragraph" style:parent-style-name="Standard">
      <style:text-properties fo:font-weight="bold" officeooo:rsid="0010204a" officeooo:paragraph-rsid="0010204a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weight="bold" officeooo:rsid="0010204a" officeooo:paragraph-rsid="0010204a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fo:font-weight="normal" officeooo:rsid="0012fb37" officeooo:paragraph-rsid="0012fb37" style:font-weight-asian="normal" style:font-weight-complex="normal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308f4" officeooo:paragraph-rsid="001308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text-position="0% 100%" fo:font-weight="normal" officeooo:rsid="001a7ecd" officeooo:paragraph-rsid="001a7ecd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Liberation Serif1" fo:font-weight="normal" officeooo:rsid="0013d765" officeooo:paragraph-rsid="0021d806" style:font-weight-asian="normal" style:font-weight-complex="normal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-0.25in" style:auto-text-indent="false">
        <style:tab-stops/>
      </style:paragraph-properties>
      <style:text-properties fo:font-weight="normal" officeooo:rsid="0010204a" officeooo:paragraph-rsid="002640b4" style:font-weight-asian="normal" style:font-weight-complex="normal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-0.25in" style:auto-text-indent="false">
        <style:tab-stops/>
      </style:paragraph-properties>
      <style:text-properties fo:font-weight="normal" officeooo:rsid="0012fb37" officeooo:paragraph-rsid="0012fb37" style:font-weight-asian="normal" style:font-weight-complex="normal"/>
    </style:style>
    <style:style style:name="P10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5618in" fo:margin-right="0in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normal" officeooo:rsid="001308f4" officeooo:paragraph-rsid="001308f4" style:font-weight-asian="normal" style:font-weight-complex="normal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fo:font-weight="normal" officeooo:rsid="0013d765" officeooo:paragraph-rsid="0013d765" style:font-weight-asian="normal" style:font-weight-complex="normal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fo:font-weight="normal" officeooo:rsid="0013d765" officeooo:paragraph-rsid="0014ba40" style:font-weight-asian="normal" style:font-weight-complex="normal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fo:font-weight="normal" officeooo:rsid="0013d765" officeooo:paragraph-rsid="001959f2" style:font-weight-asian="normal" style:font-weight-complex="normal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fo:font-weight="normal" officeooo:rsid="0013d765" officeooo:paragraph-rsid="0017f297" style:font-weight-asian="normal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fo:font-weight="normal" officeooo:rsid="0013d765" officeooo:paragraph-rsid="0021d806" style:font-weight-asian="normal" style:font-weight-complex="normal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weight="normal" officeooo:rsid="0013d765" officeooo:paragraph-rsid="001a7ecd" style:font-weight-asian="normal" style:font-weight-complex="normal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text-align="justify" style:justify-single-word="false">
        <style:tab-stops/>
      </style:paragraph-properties>
      <style:text-properties style:text-position="0% 100%" officeooo:paragraph-rsid="00228196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text-align="justify" style:justify-single-word="false">
        <style:tab-stops/>
      </style:paragraph-properties>
      <style:text-properties style:text-position="0% 100%" officeooo:paragraph-rsid="00275f9e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text-align="justify" style:justify-single-word="false">
        <style:tab-stops/>
      </style:paragraph-properties>
      <style:text-properties officeooo:paragraph-rsid="00275f9e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text-align="justify" style:justify-single-word="false">
        <style:tab-stops/>
      </style:paragraph-properties>
      <style:text-properties officeooo:paragraph-rsid="00228196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text-position="super 58%" fo:font-weight="normal" officeooo:rsid="0013d765" officeooo:paragraph-rsid="001a7ecd" style:font-weight-asian="normal" style:font-weight-complex="normal"/>
    </style:style>
    <style:style style:name="T1" style:family="text">
      <style:text-properties officeooo:rsid="00120f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0f7a" style:font-weight-asian="bold" style:font-weight-complex="bold"/>
    </style:style>
    <style:style style:name="T4" style:family="text">
      <style:text-properties fo:font-weight="bold" officeooo:rsid="002640b4" style:font-weight-asian="bold" style:font-weight-complex="bold"/>
    </style:style>
    <style:style style:name="T5" style:family="text">
      <style:text-properties style:font-name="DejaVu Sans Mono" fo:font-weight="bold" style:font-weight-asian="bold" style:font-weight-complex="bold"/>
    </style:style>
    <style:style style:name="T6" style:family="text">
      <style:text-properties style:font-name="DejaVu Sans Mono" fo:font-size="10pt" style:font-size-asian="10pt" style:font-size-complex="10pt"/>
    </style:style>
    <style:style style:name="T7" style:family="text">
      <style:text-properties style:font-name="DejaVu Sans Mono" fo:font-size="10pt" officeooo:rsid="001308f4" style:font-size-asian="10pt" style:font-size-complex="10pt"/>
    </style:style>
    <style:style style:name="T8" style:family="text">
      <style:text-properties style:font-name="DejaVu Sans Mono" fo:font-size="10.5pt" style:font-size-asian="10.5pt" style:font-size-complex="10.5pt"/>
    </style:style>
    <style:style style:name="T9" style:family="text">
      <style:text-properties style:font-name="DejaVu Sans Mono" fo:font-size="10.5pt" officeooo:rsid="001308f4" style:font-size-asian="10.5pt" style:font-size-complex="10.5pt"/>
    </style:style>
    <style:style style:name="T10" style:family="text">
      <style:text-properties style:font-name="DejaVu Sans Mono" fo:font-size="10.5pt" officeooo:rsid="001faa0f" style:font-size-asian="10.5pt" style:font-size-complex="10.5pt"/>
    </style:style>
    <style:style style:name="T11" style:family="text">
      <style:text-properties style:font-name="DejaVu Sans Mono" fo:font-size="10.5pt" officeooo:rsid="0021d806" style:font-size-asian="10.5pt" style:font-size-complex="10.5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officeooo:rsid="0013d765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weight="bold" style:font-weight-asian="bold" style:font-weight-complex="bold"/>
    </style:style>
    <style:style style:name="T17" style:family="text">
      <style:text-properties style:font-name="Liberation Serif1" fo:font-weight="bold" officeooo:rsid="0013d765" style:font-weight-asian="bold" style:font-weight-complex="bold"/>
    </style:style>
    <style:style style:name="T18" style:family="text">
      <style:text-properties style:font-name="Liberation Serif1" officeooo:rsid="0014ba40"/>
    </style:style>
    <style:style style:name="T19" style:family="text">
      <style:text-properties style:font-name="Liberation Serif1" officeooo:rsid="0017f297"/>
    </style:style>
    <style:style style:name="T20" style:family="text">
      <style:text-properties style:font-name="Liberation Serif1" officeooo:rsid="001959f2"/>
    </style:style>
    <style:style style:name="T21" style:family="text">
      <style:text-properties style:font-name="Liberation Serif1" officeooo:rsid="0021d806"/>
    </style:style>
    <style:style style:name="T22" style:family="text">
      <style:text-properties style:font-name="Liberation Serif1" fo:font-weight="normal" officeooo:rsid="0013d765" style:font-weight-asian="normal" style:font-weight-complex="normal"/>
    </style:style>
    <style:style style:name="T23" style:family="text">
      <style:text-properties style:font-name="Liberation Serif1" fo:font-weight="normal" officeooo:rsid="00228196" style:font-weight-asian="normal" style:font-weight-complex="normal"/>
    </style:style>
    <style:style style:name="T24" style:family="text">
      <style:text-properties style:font-name="Liberation Serif1" fo:font-weight="normal" officeooo:rsid="00275f9e" style:font-weight-asian="normal" style:font-weight-complex="normal"/>
    </style:style>
    <style:style style:name="T25" style:family="text">
      <style:text-properties style:font-name="Liberation Serif1" officeooo:rsid="00290b02"/>
    </style:style>
    <style:style style:name="T26" style:family="text">
      <style:text-properties officeooo:rsid="0014ba40"/>
    </style:style>
    <style:style style:name="T27" style:family="text">
      <style:text-properties officeooo:rsid="0017f297"/>
    </style:style>
    <style:style style:name="T28" style:family="text">
      <style:text-properties officeooo:rsid="001959f2"/>
    </style:style>
    <style:style style:name="T29" style:family="text">
      <style:text-properties style:text-position="super 58%"/>
    </style:style>
    <style:style style:name="T30" style:family="text">
      <style:text-properties style:text-position="super 58%" style:font-name="Liberation Serif1"/>
    </style:style>
    <style:style style:name="T31" style:family="text">
      <style:text-properties style:text-position="super 58%" style:font-name="Liberation Serif1" fo:font-weight="bold" style:font-weight-asian="bold" style:font-weight-complex="bold"/>
    </style:style>
    <style:style style:name="T32" style:family="text">
      <style:text-properties style:text-position="super 58%" style:font-name="Liberation Serif1" fo:font-weight="bold" officeooo:rsid="0013d765" style:font-weight-asian="bold" style:font-weight-complex="bold"/>
    </style:style>
    <style:style style:name="T33" style:family="text">
      <style:text-properties style:text-position="super 58%" style:font-name="Liberation Serif1" fo:font-weight="normal" officeooo:rsid="0013d765" style:font-weight-asian="normal" style:font-weight-complex="normal"/>
    </style:style>
    <style:style style:name="T34" style:family="text">
      <style:text-properties style:text-position="super 58%" fo:font-weight="normal" officeooo:rsid="0013d765" style:font-weight-asian="normal" style:font-weight-complex="normal"/>
    </style:style>
    <style:style style:name="T35" style:family="text">
      <style:text-properties style:text-position="super 58%" fo:font-weight="bold" style:font-weight-asian="bold" style:font-weight-complex="bold"/>
    </style:style>
    <style:style style:name="T36" style:family="text">
      <style:text-properties style:text-position="0% 100%" officeooo:rsid="001a7ecd"/>
    </style:style>
    <style:style style:name="T37" style:family="text">
      <style:text-properties style:text-position="0% 100%" style:font-name="Liberation Serif1" fo:font-weight="normal" officeooo:rsid="00228196" style:font-weight-asian="normal" style:font-weight-complex="normal"/>
    </style:style>
    <style:style style:name="T38" style:family="text">
      <style:text-properties style:text-position="0% 100%" style:font-name="Liberation Serif1" fo:font-weight="normal" officeooo:rsid="0013d765" style:font-weight-asian="normal" style:font-weight-complex="normal"/>
    </style:style>
    <style:style style:name="T39" style:family="text">
      <style:text-properties style:text-position="0% 100%" style:font-name="Liberation Serif1" fo:font-weight="normal" officeooo:rsid="00275f9e" style:font-weight-asian="normal" style:font-weight-complex="normal"/>
    </style:style>
    <style:style style:name="T40" style:family="text">
      <style:text-properties style:text-position="0% 100%" style:font-name="Liberation Serif1" fo:font-weight="bold" officeooo:rsid="0013d765" style:font-weight-asian="bold" style:font-weight-complex="bold"/>
    </style:style>
    <style:style style:name="T41" style:family="text">
      <style:text-properties officeooo:rsid="00263f01"/>
    </style:style>
    <style:style style:name="T42" style:family="text">
      <style:text-properties officeooo:rsid="002640b4"/>
    </style:style>
    <style:style style:name="T43" style:family="text">
      <style:text-properties officeooo:rsid="00290b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xa-Pi_1.1 <text:s text:c="2"/>Bringup Procedure <text:s text:c="4"/><text:tab/><text:tab/><text:tab/><text:tab/><text:tab/><text:tab/><text:span text:style-name="T13">Board ID: ________</text:span></text:p>
      <text:p text:style-name="P3"/>
      <text:list xml:id="list1598793966" text:style-name="L1">
        <text:list-item>
          <text:p text:style-name="P8"><text:span text:style-name="T42">Label board serial number top and bottom</text:span><text:span text:style-name="T1"><text:tab/><text:tab/><text:tab/><text:tab/><text:tab/><text:tab/><text:tab/></text:span><text:span text:style-name="T3">______</text:span></text:p>
        </text:list-item>
        <text:list-item>
          <text:p text:style-name="P8"><text:span text:style-name="T4">S</text:span>older <text:span text:style-name="T26">power connector</text:span> <text:span text:style-name="T1">J19<text:tab/><text:tab/><text:tab/><text:tab/><text:tab/><text:tab/><text:tab/><text:tab/><text:tab/></text:span><text:span text:style-name="T3">______</text:span></text:p>
        </text:list-item>
        <text:list-item>
          <text:p text:style-name="P9">Plug into 12V supply and record supply voltages</text:p>
        </text:list-item>
      </text:list>
      <text:p text:style-name="P4"><text:span text:style-name="T5">5V0 </text:span><text:span text:style-name="T7">= </text:span><text:span text:style-name="T6">5</text:span><text:span text:style-name="T8">.0</text:span><text:span text:style-name="T11">0</text:span><text:span text:style-name="T8">v–5.</text:span><text:span text:style-name="T10">1</text:span><text:span text:style-name="T11">1</text:span><text:span text:style-name="T8">v</text:span><text:span text:style-name="T12"> <text:s/>: </text:span><text:s text:c="2"/><text:span text:style-name="T5">1V1</text:span> <text:span text:style-name="T9">= </text:span><text:span text:style-name="T8">1.09v-1.15v</text:span> <text:s/>: <text:s/><text:span text:style-name="T5">3v3</text:span> <text:span text:style-name="T9">= </text:span><text:span text:style-name="T8">3.3</text:span><text:span text:style-name="T10">4</text:span><text:span text:style-name="T8">v-3.</text:span><text:span text:style-name="T10">4</text:span><text:span text:style-name="T11">0</text:span><text:span text:style-name="T8">v</text:span></text:p>
      <text:p text:style-name="P4">Record voltages <text:span text:style-name="T41">at indicated testpoints </text:span>below: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5V0 :</text:p>
          </table:table-cell>
          <table:table-cell table:style-name="Table1.B1" office:value-type="string">
            <text:p text:style-name="P5">5V0 :</text:p>
          </table:table-cell>
        </table:table-row>
        <table:table-row table:style-name="Table1.1">
          <table:table-cell table:style-name="Table1.A2" office:value-type="string">
            <text:p text:style-name="P5">5V0 :</text:p>
          </table:table-cell>
          <table:table-cell table:style-name="Table1.B2" office:value-type="string">
            <text:p text:style-name="P5">1V1 :</text:p>
          </table:table-cell>
        </table:table-row>
        <table:table-row table:style-name="Table1.1">
          <table:table-cell table:style-name="Table1.A2" office:value-type="string">
            <text:p text:style-name="P5">5V0 :</text:p>
          </table:table-cell>
          <table:table-cell table:style-name="Table1.B2" office:value-type="string">
            <text:p text:style-name="P5">3V3 :</text:p>
          </table:table-cell>
        </table:table-row>
        <table:table-row table:style-name="Table1.1">
          <table:table-cell table:style-name="Table1.A2" office:value-type="string">
            <text:p text:style-name="P5">5V0 :</text:p>
          </table:table-cell>
          <table:table-cell table:style-name="Table1.B2" office:value-type="string">
            <text:p text:style-name="P5">5V0 :</text:p>
          </table:table-cell>
        </table:table-row>
      </table:table>
      <text:list xml:id="list220912101226752" text:continue-numbering="true" text:style-name="L1">
        <text:list-header>
          <text:p text:style-name="P10"/>
        </text:list-header>
        <text:list-item>
          <text:p text:style-name="P11">If all within defined limits, remove power and continue</text:p>
        </text:list-item>
        <text:list-item>
          <text:p text:style-name="P12">Solder 0<text:span text:style-name="T14">Ω</text:span><text:span text:style-name="T15"> jumpers at R30, R72, R73 <text:s/><text:tab/><text:tab/><text:tab/><text:tab/><text:tab/><text:tab/></text:span><text:span text:style-name="T16">______</text:span></text:p>
        </text:list-item>
        <text:list-item>
          <text:p text:style-name="P12">S<text:span text:style-name="T26">older fan connectors at J11, J13<text:tab/><text:tab/></text:span><text:span text:style-name="T15"><text:tab/><text:tab/><text:tab/><text:tab/><text:tab/></text:span><text:span text:style-name="T16">______ </text:span></text:p>
        </text:list-item>
        <text:list-item>
          <text:p text:style-name="P12"><text:span text:style-name="T15">Solder pin header at J12 (label EEWE)<text:tab/><text:tab/><text:tab/><text:tab/><text:tab/><text:tab/></text:span><text:span text:style-name="T16">______</text:span></text:p>
        </text:list-item>
        <text:list-item>
          <text:p text:style-name="P12">Solder <text:span text:style-name="T26">e-net jacks at U33, U34 <text:s/><text:tab/></text:span><text:span text:style-name="T15"><text:tab/><text:tab/><text:tab/><text:tab/><text:tab/><text:tab/></text:span><text:span text:style-name="T16">______ </text:span></text:p>
        </text:list-item>
        <text:list-item>
          <text:p text:style-name="P12"><text:span text:style-name="T15">Solder </text:span><text:span text:style-name="T18">dual-USB connector at J22<text:tab/></text:span><text:span text:style-name="T15"><text:tab/><text:tab/><text:tab/><text:tab/><text:tab/><text:tab/></text:span><text:span text:style-name="T16">______ </text:span></text:p>
        </text:list-item>
        <text:list-item>
          <text:p text:style-name="P13">Solder USB-C connector at J23 <text:s/><text:span text:style-name="T35">*</text:span><text:tab/><text:tab/><text:tab/><text:tab/><text:tab/><text:tab/><text:tab/><text:span text:style-name="T16">______</text:span></text:p>
        </text:list-item>
        <text:list-item>
          <text:p text:style-name="P14">Solder Switch at U32 <text:s/><text:tab/><text:tab/><text:tab/><text:tab/><text:tab/><text:tab/><text:tab/><text:tab/><text:span text:style-name="T16">______</text:span></text:p>
        </text:list-item>
        <text:list-item>
          <text:p text:style-name="P13"><text:span text:style-name="T15">Solder </text:span><text:span text:style-name="T19">NeoPi</text:span><text:span text:style-name="T20">x</text:span><text:span text:style-name="T19">el at D7 <text:s/></text:span><text:span text:style-name="T20">(careful on polarity)</text:span><text:span text:style-name="T15"><text:tab/> <text:s/></text:span><text:span text:style-name="T31">*</text:span><text:span text:style-name="T15"><text:tab/><text:tab/><text:tab/><text:tab/><text:tab/></text:span><text:span text:style-name="T16">______</text:span></text:p>
        </text:list-item>
        <text:list-item>
          <text:p text:style-name="P13">Solder <text:span text:style-name="T27">DSI Connector</text:span> at <text:span text:style-name="T27">J20</text:span> <text:span text:style-name="T2"><text:s/></text:span><text:span text:style-name="T35">*</text:span><text:tab/><text:tab/><text:tab/><text:tab/><text:tab/><text:tab/><text:tab/><text:span text:style-name="T16">______ </text:span></text:p>
        </text:list-item>
        <text:list-item>
          <text:p text:style-name="P13">Solder <text:span text:style-name="T28">uSD Card</text:span><text:span text:style-name="T27"> Connector</text:span> at <text:span text:style-name="T27">J2</text:span><text:span text:style-name="T28">5 (back) <text:s text:c="2"/></text:span><text:span text:style-name="T35">*</text:span><text:tab/><text:tab/><text:tab/><text:tab/><text:tab/><text:tab/><text:span text:style-name="T16">______ </text:span></text:p>
        </text:list-item>
        <text:list-item>
          <text:p text:style-name="P15">Solder <text:span text:style-name="T28">M.2</text:span><text:span text:style-name="T27"> Connector</text:span> at <text:span text:style-name="T27">J2</text:span><text:span text:style-name="T43">4</text:span><text:span text:style-name="T27"> </text:span><text:span text:style-name="T28">(back)</text:span> <text:tab/><text:span text:style-name="T35">*</text:span><text:tab/><text:tab/><text:tab/><text:tab/><text:tab/><text:tab/><text:span text:style-name="T16">______</text:span></text:p>
        </text:list-item>
        <text:list-item>
          <text:p text:style-name="P15"><text:span text:style-name="T15">SSolder </text:span><text:span text:style-name="T21">M.2 Nut at J2</text:span><text:span text:style-name="T25">4</text:span><text:span text:style-name="T21">/2240</text:span><text:span text:style-name="T20"> (back)</text:span><text:span text:style-name="T15"><text:tab/></text:span><text:span text:style-name="T30"><text:tab/></text:span><text:span text:style-name="T15"><text:tab/><text:tab/><text:tab/><text:tab/><text:tab/></text:span><text:span text:style-name="T16">______</text:span></text:p>
        </text:list-item>
        <text:list-item>
          <text:p text:style-name="P15"><text:span text:style-name="T21">Program EEPROM for RTL8370 Ethernet Switch:</text:span><text:span text:style-name="T30"><text:tab/></text:span></text:p>
        </text:list-item>
      </text:list>
      <text:p text:style-name="P7"/>
      <text:list xml:id="list22091137054241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23">Jumper EEWE to enable EEPROM Write<text:tab/> <text:s/></text:span><text:span text:style-name="T22"><text:tab/><text:tab/><text:tab/><text:tab/> <text:s text:c="5"/></text:span><text:span text:style-name="T17">______</text:span></text:p>
                    </text:list-item>
                    <text:list-item>
                      <text:p text:style-name="P19"><text:span text:style-name="T24">Install </text:span><text:span text:style-name="T23">a Pi4 in Module 5 location</text:span><text:span text:style-name="T33"><text:tab/></text:span><text:span text:style-name="T22"><text:tab/><text:tab/><text:tab/><text:tab/><text:tab/> <text:s text:c="5"/></text:span><text:span text:style-name="T17">______</text:span></text:p>
                    </text:list-item>
                    <text:list-item>
                      <text:p text:style-name="P18"><text:span text:style-name="T24">Power up the board</text:span><text:span text:style-name="T22"><text:tab/><text:tab/><text:tab/><text:tab/><text:tab/><text:tab/><text:tab/><text:tab/> <text:s text:c="5"/></text:span><text:span text:style-name="T17">______</text:span></text:p>
                    </text:list-item>
                    <text:list-item>
                      <text:p text:style-name="P20"><text:span text:style-name="T37">Connect with either enet, wifi, or serial <text:s/></text:span><text:span text:style-name="T38">console<text:tab/><text:tab/><text:tab/><text:tab/> <text:s text:c="5"/></text:span><text:span text:style-name="T40">______</text:span></text:p>
                    </text:list-item>
                    <text:list-item>
                      <text:p text:style-name="P20"><text:span text:style-name="T37">Execute eeprom_write procedure. Verify success</text:span><text:span text:style-name="T38"> <text:tab/><text:tab/><text:tab/><text:tab/> <text:s text:c="5"/></text:span><text:span text:style-name="T40">______</text:span></text:p>
                    </text:list-item>
                    <text:list-item>
                      <text:p text:style-name="P20"><text:span text:style-name="T37">Power down. Remove EEWE jumper. </text:span><text:span text:style-name="T39">Remove Pi4</text:span><text:span text:style-name="T38"><text:tab/><text:tab/><text:tab/><text:tab/> </text:span><text:span text:style-name="T40">______</text:span><text:span text:style-name="T34"><text:tab/><text:tab/><text:tab/><text:tab/><text:tab/></text:span><text:span text:style-name="T32"><text:tab/><text:tab/><text:tab/><text:tab/><text:tab/></text:span></text:p>
                    </text:list-item>
                  </text:list>
                </text:list-item>
              </text:list>
            </text:list-item>
          </text:list>
          <text:p text:style-name="P21"/>
          <text:p text:style-name="P16"><text:span text:style-name="T29"><text:s/><text:tab/>* </text:span><text:span text:style-name="T36">Difficult to solder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 style:master-page-name="">
      <style:paragraph-properties fo:margin-left="0in" fo:margin-right="0in" fo:text-align="center" style:justify-single-word="false" fo:orphans="0" fo:widows="0" fo:text-indent="0in" style:auto-text-indent="true" style:page-number="auto" fo:padding="0in" fo:border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font-size="10pt" officeooo:rsid="0010204a" officeooo:paragraph-rsid="0010204a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Hexa-Pi_1.1_BRINGUP.odt</text:file-name><text:tab/> <text:s/><text:tab/><text:date style:data-style-name="N41" text:date-value="2024-10-22T22:09:10.397667568">October 22, 2024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print-date>2024-10-22T21:56:37.488131332</meta:print-date>
    <meta:document-statistic meta:table-count="1" meta:image-count="0" meta:object-count="0" meta:page-count="2" meta:paragraph-count="36" meta:word-count="238" meta:character-count="1475" meta:non-whitespace-character-count="1104"/>
  </office:meta>
</office:document-meta>
</file>